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3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6" style:family="paragraph" style:parent-style-name="Text_20_body" style:list-style-name="L1">
      <style:paragraph-properties fo:padding="0.049cm" fo:border="0.06pt solid #dddddd"/>
    </style:style>
    <style:style style:name="P7" style:family="paragraph" style:parent-style-name="Text_20_body">
      <style:paragraph-properties fo:padding="0.049cm" fo:border="0.06pt solid #000000"/>
    </style:style>
    <style:style style:name="P8" style:family="paragraph" style:parent-style-name="Text_20_body" style:list-style-name="L2">
      <style:paragraph-properties fo:padding="0.049cm" fo:border="0.06pt solid #000000"/>
    </style:style>
    <style:style style:name="P9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11" style:family="paragraph" style:parent-style-name="Text_20_body" style:list-style-name="L3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6952. Count of Interesting Subarrays</text:h>
      <text:p text:style-name="Text_20_body"><text:a xlink:type="simple" xlink:href="https://leetcode.com/contest/weekly-contest-361/problems/count-of-interesting-subarrays/submissions/" text:style-name="Internet_20_link" text:visited-style-name="Visited_20_Internet_20_Link"><text:span text:style-name="T2">My Submissions</text:span></text:a><text:a xlink:type="simple" xlink:href="https://leetcode.com/contest/weekly-contest-361/" text:style-name="Internet_20_link" text:visited-style-name="Visited_20_Internet_20_Link"><text:span text:style-name="T3">Back to Contest</text:span></text:a></text:p>
      <text:list xml:id="list3560738062" text:style-name="L1">
        <text:list-item>
          <text:p text:style-name="P5"><text:span text:style-name="Strong_20_Emphasis"><text:span text:style-name="T1">User Accepted:</text:span></text:span><text:span text:style-name="T1">833</text:span></text:p>
        </text:list-item>
        <text:list-item>
          <text:p text:style-name="P5"><text:span text:style-name="Strong_20_Emphasis"><text:span text:style-name="T1">User Tried:</text:span></text:span><text:span text:style-name="T1">2477</text:span></text:p>
        </text:list-item>
        <text:list-item>
          <text:p text:style-name="P5"><text:span text:style-name="Strong_20_Emphasis"><text:span text:style-name="T1">Total Accepted:</text:span></text:span><text:span text:style-name="T1">858</text:span></text:p>
        </text:list-item>
        <text:list-item>
          <text:p text:style-name="P5"><text:span text:style-name="Strong_20_Emphasis"><text:span text:style-name="T1">Total Submissions:</text:span></text:span><text:span text:style-name="T1">4458</text:span></text:p>
        </text:list-item>
        <text:list-item>
          <text:p text:style-name="P6"><text:span text:style-name="Strong_20_Emphasis"><text:span text:style-name="T1">Difficulty:</text:span></text:span><text:span text:style-name="T1">Medium</text:span></text:p>
        </text:list-item>
      </text:list>
      <text:p text:style-name="P7"><text:span text:style-name="T1">You are given a </text:span><text:span text:style-name="Strong_20_Emphasis"><text:span text:style-name="T1">0-indexed</text:span></text:span><text:span text:style-name="T1"> integer array </text:span><text:span text:style-name="Source_20_Text"><text:span text:style-name="T1">nums</text:span></text:span><text:span text:style-name="T1">, an integer </text:span><text:span text:style-name="Source_20_Text"><text:span text:style-name="T1">modulo</text:span></text:span><text:span text:style-name="T1">, and an integer </text:span><text:span text:style-name="Source_20_Text"><text:span text:style-name="T1">k</text:span></text:span><text:span text:style-name="T1">.</text:span></text:p>
      <text:p text:style-name="P7"><text:span text:style-name="T1">Your task is to find the count of subarrays that are </text:span><text:span text:style-name="Strong_20_Emphasis"><text:span text:style-name="T1">interesting</text:span></text:span><text:span text:style-name="T1">.</text:span></text:p>
      <text:p text:style-name="P7"><text:span text:style-name="T1">A </text:span><text:span text:style-name="Strong_20_Emphasis"><text:span text:style-name="T1">subarray</text:span></text:span><text:span text:style-name="T1"> </text:span><text:span text:style-name="Source_20_Text"><text:span text:style-name="T1">nums[l..r]</text:span></text:span><text:span text:style-name="T1"> is </text:span><text:span text:style-name="Strong_20_Emphasis"><text:span text:style-name="T1">interesting</text:span></text:span><text:span text:style-name="T1"> if the following condition holds:</text:span></text:p>
      <text:list xml:id="list4019566040" text:style-name="L2">
        <text:list-item>
          <text:p text:style-name="P8"><text:span text:style-name="T1">Let </text:span><text:span text:style-name="Source_20_Text"><text:span text:style-name="T1">cnt</text:span></text:span><text:span text:style-name="T1"> be the number of indices </text:span><text:span text:style-name="Source_20_Text"><text:span text:style-name="T1">i</text:span></text:span><text:span text:style-name="T1"> in the range </text:span><text:span text:style-name="Source_20_Text"><text:span text:style-name="T1">[l, r]</text:span></text:span><text:span text:style-name="T1"> such that </text:span><text:span text:style-name="Source_20_Text"><text:span text:style-name="T1">nums[i] % modulo == k</text:span></text:span><text:span text:style-name="T1">. Then, </text:span><text:span text:style-name="Source_20_Text"><text:span text:style-name="T1">cnt % modulo == k</text:span></text:span><text:span text:style-name="T1">.</text:span></text:p>
        </text:list-item>
      </text:list>
      <text:p text:style-name="P7"><text:span text:style-name="T1">Return </text:span><text:span text:style-name="Emphasis"><text:span text:style-name="T1">an integer denoting the count of interesting subarrays.</text:span></text:span></text:p>
      <text:p text:style-name="P7"><text:span text:style-name="Strong_20_Emphasis"><text:span text:style-name="T1">Note:</text:span></text:span><text:span text:style-name="T1"> A subarray is </text:span><text:span text:style-name="Emphasis"><text:span text:style-name="T1">a contiguous non-empty sequence of elements within an array</text:span></text:span><text:span text:style-name="T1">.</text:span></text:p>
      <text:p text:style-name="P9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nums = [3,2,4], modulo = 2, k = 1</text:span></text:p>
      <text:p text:style-name="P4"><text:span text:style-name="Strong_20_Emphasis"><text:span text:style-name="T1">Output:</text:span></text:span><text:span text:style-name="T1"> 3</text:span></text:p>
      <text:p text:style-name="P4"><text:span text:style-name="Strong_20_Emphasis"><text:span text:style-name="T1">Explanation:</text:span></text:span><text:span text:style-name="T1"> In this example the interesting subarrays are: </text:span></text:p>
      <text:p text:style-name="P3">The subarray nums[0..0] which is [3]. </text:p>
      <text:p text:style-name="P3">- There is only one index, i = 0, in the range [0, 0] that satisfies nums[i] % modulo == k. </text:p>
      <text:p text:style-name="P3">- Hence, cnt = 1 and cnt % modulo == k. <text:s/></text:p>
      <text:p text:style-name="P3">The subarray nums[0..1] which is [3,2].</text:p>
      <text:p text:style-name="P3">- There is only one index, i = 0, in the range [0, 1] that satisfies nums[i] % modulo == k. <text:s/></text:p>
      <text:p text:style-name="P3">- Hence, cnt = 1 and cnt % modulo == k.</text:p>
      <text:p text:style-name="P3">The subarray nums[0..2] which is [3,2,4]. </text:p>
      <text:p text:style-name="P3">- There is only one index, i = 0, in the range [0, 2] that satisfies nums[i] % modulo == k. </text:p>
      <text:p text:style-name="P3">- Hence, cnt = 1 and cnt % modulo == k. </text:p>
      <text:p text:style-name="P2">It can be shown that there are no other interesting subarrays. So, the answer is 3.</text:p>
      <text:p text:style-name="P7"><text:soft-page-break/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nums = [3,1,9,6], modulo = 3, k = 0</text:span></text:p>
      <text:p text:style-name="P4"><text:span text:style-name="Strong_20_Emphasis"><text:span text:style-name="T1">Output:</text:span></text:span><text:span text:style-name="T1"> 2</text:span></text:p>
      <text:p text:style-name="P4"><text:span text:style-name="Strong_20_Emphasis"><text:span text:style-name="T1">Explanation: </text:span></text:span><text:span text:style-name="T1">In this example the interesting subarrays are: </text:span></text:p>
      <text:p text:style-name="P3">The subarray nums[0..3] which is [3,1,9,6]. </text:p>
      <text:p text:style-name="P3">- There are three indices, i = 0, 2, 3, in the range [0, 3] that satisfy nums[i] % modulo == k. </text:p>
      <text:p text:style-name="P3">- Hence, cnt = 3 and cnt % modulo == k. </text:p>
      <text:p text:style-name="P3">The subarray nums[1..1] which is [1]. </text:p>
      <text:p text:style-name="P3">- There is no index, i, in the range [1, 1] that satisfies nums[i] % modulo == k. </text:p>
      <text:p text:style-name="P3">- Hence, cnt = 0 and cnt % modulo == k. </text:p>
      <text:p text:style-name="P2">It can be shown that there are no other interesting subarrays. So, the answer is 2.</text:p>
      <text:p text:style-name="P9"> </text:p>
      <text:p text:style-name="P7"><text:span text:style-name="Strong_20_Emphasis"><text:span text:style-name="T1">Constraints:</text:span></text:span></text:p>
      <text:list xml:id="list1167711891" text:style-name="L3">
        <text:list-item>
          <text:p text:style-name="P10"><text:span text:style-name="Source_20_Text"><text:span text:style-name="T1">1 &lt;= nums.length &lt;= 105</text:span></text:span></text:p>
        </text:list-item>
        <text:list-item>
          <text:p text:style-name="P10"><text:span text:style-name="Source_20_Text"><text:span text:style-name="T1">1 &lt;= nums[i] &lt;= 109</text:span></text:span></text:p>
        </text:list-item>
        <text:list-item>
          <text:p text:style-name="P10"><text:span text:style-name="Source_20_Text"><text:span text:style-name="T1">1 &lt;= modulo &lt;= 109</text:span></text:span></text:p>
        </text:list-item>
        <text:list-item>
          <text:p text:style-name="P11"><text:span text:style-name="Source_20_Text"><text:span text:style-name="T1">0 &lt;= k &lt; modulo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00:27:24.251000000</dc:date>
    <meta:editing-duration>PT20S</meta:editing-duration>
    <meta:editing-cycles>1</meta:editing-cycles>
    <meta:document-statistic meta:table-count="0" meta:image-count="0" meta:object-count="0" meta:page-count="2" meta:paragraph-count="45" meta:word-count="398" meta:character-count="1986" meta:non-whitespace-character-count="1622"/>
    <meta:generator>LibreOffice/7.2.2.2$Windows_X86_64 LibreOffice_project/02b2acce88a210515b4a5bb2e46cbfb63fe97d56</meta:generator>
  </office:meta>
</office:document-meta>
</file>